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30000002F68776F1A2D5E3AB9.png" manifest:media-type="image/png"/>
  <manifest:file-entry manifest:full-path="Pictures/10000201000006900000018415F9247EE6042053.png" manifest:media-type="image/png"/>
  <manifest:file-entry manifest:full-path="Pictures/1000000000000D01000000F96FE9A94826354A40.jpg" manifest:media-type="image/jpeg"/>
  <manifest:file-entry manifest:full-path="Pictures/10000201000007980000028DD3EFECD65D31A6C7.png" manifest:media-type="image/png"/>
  <manifest:file-entry manifest:full-path="Pictures/1000000000000D01000002826BD11A0C4DE5BB51.jpg" manifest:media-type="image/jpeg"/>
  <manifest:file-entry manifest:full-path="Pictures/100000000000025D000001937E1E350B1B70DA0F.jpg" manifest:media-type="image/jpeg"/>
  <manifest:file-entry manifest:full-path="Pictures/100000000000025D0000019374E1372D2D1D9A94.jpg" manifest:media-type="image/jpeg"/>
  <manifest:file-entry manifest:full-path="Pictures/100000000000029200000025C73E900EAFA02CA5.png" manifest:media-type="image/png"/>
  <manifest:file-entry manifest:full-path="Pictures/100000000000025D00000193E386260F9447C5C6.jpg" manifest:media-type="image/jpeg"/>
  <manifest:file-entry manifest:full-path="Pictures/100000000000025D0000019342A3DD9B28581FD3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1" svg:font-family="Arial" style:font-family-generic="modern" style:font-pitch="fixed"/>
    <style:font-face style:name="Calibri2" svg:font-family="Calibri" style:font-pitch="variable"/>
    <style:font-face style:name="Lohit Devanagari" svg:font-family="'Lohit Devanagar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1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2cm"/>
    </style:style>
    <style:style style:name="pr1" style:family="presentation" style:parent-style-name="Cover_20_Slide_20_w_2f__20_Text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2" style:family="presentation" style:parent-style-name="Cover_20_Slide_20_w_2f__20_Text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3" style:family="presentation" style:parent-style-name="Cover_20_Slide_20_w_2f__20_Text-notes">
      <style:graphic-properties draw:fill-color="#ffffff" fo:min-height="12.572cm"/>
    </style:style>
    <style:style style:name="pr4" style:family="presentation" style:parent-style-name="Title_20_and_20_Bullets-outline1" style:list-style-name="L3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5" style:family="presentation" style:parent-style-name="Title_20_and_20_Bullets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6" style:family="presentation" style:parent-style-name="Title_20_and_20_Bullets-notes">
      <style:graphic-properties draw:fill-color="#ffffff" fo:min-height="12.572cm"/>
    </style:style>
    <style:style style:name="pr7" style:family="presentation" style:parent-style-name="Title_20_and_20_Bullets-outline1" style:list-style-name="L3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8" style:family="presentation" style:parent-style-name="Title_20_and_20_Bullets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9" style:family="presentation" style:parent-style-name="Title_20_and_20_Bullets-outline1" style:list-style-name="L3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10" style:family="presentation" style:parent-style-name="Title_20_and_20_Bullets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11" style:family="presentation" style:parent-style-name="Title_20_and_20_Bullets-outline1" style:list-style-name="L3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12" style:family="presentation" style:parent-style-name="Title_20_and_20_Bullets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13" style:family="presentation" style:parent-style-name="Title_20_and_20_Bullets-outline1" style:list-style-name="L3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14" style:family="presentation" style:parent-style-name="Title_20_and_20_Bullets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15" style:family="presentation" style:parent-style-name="Title_20_and_20_Bullets-outline1" style:list-style-name="L3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16" style:family="presentation" style:parent-style-name="Title_20_and_20_Bullets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17" style:family="presentation" style:parent-style-name="Title_20_and_20_Bullets-outline1" style:list-style-name="L3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r18" style:family="presentation" style:parent-style-name="Title_20_and_20_Bullets-outline1" style:list-style-name="L2">
      <style:graphic-properties draw:stroke="none" svg:stroke-width="0cm" draw:fill="none" draw:textarea-vertical-align="top" draw:auto-grow-height="false" draw:fit-to-size="false" style:shrink-to-fit="false" fo:min-height="12.271cm" fo:padding-top="0.125cm" fo:padding-bottom="0.125cm" fo:padding-left="0.25cm" fo:padding-right="0.25cm" fo:wrap-option="wrap"/>
    </style:style>
    <style:style style:name="P1" style:family="paragraph">
      <style:paragraph-properties fo:margin-left="0cm" fo:margin-right="0cm" fo:margin-top="0.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margin-left="0cm" fo:margin-right="0cm" fo:margin-top="0.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e84a27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1" style:font-size-asian="17pt" style:font-style-asian="normal" style:font-weight-asian="normal" style:font-name-complex="Arial" style:font-size-complex="17pt" style:font-style-complex="normal" style:font-weight-complex="normal" fo:hyphenate="false"/>
    </style:style>
    <style:style style:name="P3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margin-left="0cm" fo:margin-right="0cm" fo:margin-top="0.085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e84a27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margin-left="0cm" fo:margin-right="0cm" fo:margin-top="0.254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13294b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" style:font-size-complex="36pt" style:font-style-complex="normal" style:font-weight-complex="normal" fo:hyphenate="false"/>
    </style:style>
    <style:style style:name="P7" style:family="paragraph">
      <loext:graphic-properties draw:fill="none"/>
      <style:paragraph-properties fo:margin-left="0cm" fo:margin-right="0cm" fo:margin-top="0.339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13294b" style:text-line-through-style="none" style:text-line-through-type="none" style:text-position="0% 100%" style:font-name="Arial Narrow" fo:font-size="48pt" fo:letter-spacing="normal" fo:font-style="normal" style:text-underline-style="none" fo:font-weight="bold" style:font-size-asian="48pt" style:font-style-asian="normal" style:font-weight-asian="bold" style:font-name-complex="Arial Narrow" style:font-size-complex="48pt" style:font-style-complex="normal" style:font-weight-complex="bold" fo:hyphenate="false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16pt" style:font-size-asian="16pt" style:font-size-complex="16pt"/>
    </style:style>
    <style:style style:name="P14" style:family="paragraph">
      <loext:graphic-properties draw:fill="none" draw:fill-color="#ffffff"/>
      <style:text-properties fo:font-size="28pt" style:font-size-asian="28pt" style:font-size-complex="28pt"/>
    </style:style>
    <style:style style:name="P15" style:family="paragraph">
      <loext:graphic-properties draw:fill="none" draw:fill-color="#ffffff"/>
      <style:text-properties fo:font-size="26pt" style:font-size-asian="26pt" style:font-size-complex="26pt"/>
    </style:style>
    <style:style style:name="P16" style:family="paragraph">
      <loext:graphic-properties draw:fill="none" draw:fill-color="#ffffff"/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text-properties fo:font-size="40pt" style:font-size-asian="40pt" style:font-size-complex="40pt"/>
    </style:style>
    <style:style style:name="P18" style:family="paragraph">
      <loext:graphic-properties draw:fill="none" draw:fill-color="#ffffff"/>
      <style:text-properties fo:font-size="44pt" style:font-size-asian="44pt" style:font-size-complex="44pt"/>
    </style:style>
    <style:style style:name="T1" style:family="text">
      <style:text-properties fo:font-variant="normal" fo:text-transform="none" fo:color="#e84a27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1" style:font-size-asian="17pt" style:font-style-asian="normal" style:font-weight-asian="normal" style:font-name-complex="Arial" style:font-size-complex="17pt" style:font-style-complex="normal" style:font-weight-complex="normal"/>
    </style:style>
    <style:style style:name="T2" style:family="text">
      <style:text-properties fo:font-variant="normal" fo:text-transform="none" fo:color="#e84a27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font-variant="normal" fo:text-transform="none" fo:color="#13294b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36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size-asian="36pt" style:language-asian="en" style:country-asian="US" style:font-style-asian="normal" style:font-weight-asian="normal" style:font-name-complex="Lohit Devanagari1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1.06cm"/>
        <style:text-properties fo:font-family="Wingdings" style:font-pitch="variable" style:font-charset="x-symbol" fo:color="#13294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1.06cm"/>
        <style:text-properties fo:font-family="Wingdings" style:font-pitch="variable" style:font-charset="x-symbol" fo:color="#13294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ver_20_Slide_20_w_2f__20_Text" presentation:presentation-page-layout-name="AL1T0">
        <office:forms form:automatic-focus="false" form:apply-design-mode="false"/>
        <draw:frame presentation:style-name="Cover_20_Slide_20_w_2f__20_Text-outline1" draw:layer="layout" svg:width="35.378cm" svg:height="2.063cm" svg:x="1.696cm" svg:y="1.72cm" presentation:class="outline" presentation:user-transformed="true">
          <draw:text-box>
            <text:list text:style-name="L1">
              <text:list-item>
                <text:p>A STATIC SEMANTICS FOR HASKELL UTILIZING THE K-FRAMEWORK</text:p>
              </text:list-item>
            </text:list>
          </draw:text-box>
        </draw:frame>
        <draw:frame presentation:style-name="pr1" draw:text-style-name="P2" draw:layer="layout" svg:width="35.378cm" svg:height="0.908cm" svg:x="1.696cm" svg:y="4.361cm" presentation:class="outline" presentation:user-transformed="true">
          <draw:text-box>
            <text:list text:style-name="L2">
              <text:list-item>
                <text:p text:style-name="P1"><text:span text:style-name="T1">Bradley Morrell</text:span></text:p>
              </text:list-item>
            </text:list>
          </draw:text-box>
        </draw:frame>
        <draw:frame presentation:style-name="pr2" draw:text-style-name="P4" draw:layer="layout" svg:width="35.378cm" svg:height="0.837cm" svg:x="1.696cm" svg:y="5.169cm" presentation:class="outline" presentation:user-transformed="true">
          <draw:text-box>
            <text:list text:style-name="L2">
              <text:list-item>
                <text:p text:style-name="P3"><text:span text:style-name="T2">Adviser: Professor Elsa Gunt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0_and_20_Bullets">
        <office:forms form:automatic-focus="false" form:apply-design-mode="false"/>
        <draw:frame presentation:style-name="pr4" draw:text-style-name="P6" draw:layer="layout" svg:width="35.28cm" svg:height="14.117cm" svg:x="1.696cm" svg:y="4.537cm" presentation:class="outline" presentation:user-transformed="true">
          <draw:text-box>
            <text:list text:style-name="L1">
              <text:list-item>
                <text:p>This project is the implementation of Haskell type inference in the K-Framework and includes the necessary steps in order to do so</text:p>
              </text:list-item>
            </text:list>
          </draw:text-box>
        </draw:frame>
        <draw:frame presentation:style-name="pr5" draw:text-style-name="P7" draw:layer="layout" svg:width="35.086cm" svg:height="2.018cm" svg:x="1.696cm" svg:y="1.765cm" presentation:class="outline" presentation:user-transformed="true">
          <draw:text-box>
            <text:list text:style-name="L1">
              <text:list-item>
                <text:p>This Proj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Bullets">
        <office:forms form:automatic-focus="false" form:apply-design-mode="false"/>
        <draw:frame presentation:style-name="pr7" draw:text-style-name="P6" draw:layer="layout" svg:width="35.28cm" svg:height="14.117cm" svg:x="1.696cm" svg:y="4.537cm" presentation:class="outline" presentation:user-transformed="true">
          <draw:text-box>
            <text:list text:style-name="L1">
              <text:list-item>
                <text:p>Formal Methods</text:p>
              </text:list-item>
              <text:list-item>
                <text:p>Formal Specification</text:p>
              </text:list-item>
              <text:list-item>
                <text:p>K Framework</text:p>
                <text:list>
                  <text:list-item>
                    <text:p>Used to make executable formal specifications</text:p>
                  </text:list-item>
                  <text:list-item>
                    <text:p>Can be used with test sets</text:p>
                  </text:list-item>
                  <text:list-item>
                    <text:p>Automatic theorem proving</text:p>
                    <text:list>
                      <text:list-item>
                        <text:p>Can be translated to Isabelle proof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text-style-name="P7" draw:layer="layout" svg:width="35.086cm" svg:height="2.018cm" svg:x="1.696cm" svg:y="1.765cm" presentation:class="outline" presentation:user-transformed="true">
          <draw:text-box>
            <text:list text:style-name="L1">
              <text:list-item>
                <text:p>K-Frame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Bullets">
        <office:forms form:automatic-focus="false" form:apply-design-mode="false"/>
        <draw:frame presentation:style-name="pr9" draw:text-style-name="P6" draw:layer="layout" svg:width="35.28cm" svg:height="14.117cm" svg:x="1.696cm" svg:y="4.537cm" presentation:class="outline" presentation:user-transformed="true">
          <draw:text-box>
            <text:list text:style-name="L3">
              <text:list-item>
                <text:p text:style-name="P9"><text:span text:style-name="T3">Purely Functional Language</text:span></text:p>
                <text:list>
                  <text:list-item>
                    <text:p text:style-name="P10"><text:span text:style-name="T3">Functions are only dependent on input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3">Strong Typing</text:span></text:p>
                <text:list>
                  <text:list-item>
                    <text:p text:style-name="P10"><text:span text:style-name="T3">No type casting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3">Static Typing</text:span></text:p>
                <text:list>
                  <text:list-item>
                    <text:p text:style-name="P10"><text:span text:style-name="T3">Type Inference run before execution</text:span></text:p>
                  </text:list-item>
                </text:list>
              </text:list-item>
            </text:list>
          </draw:text-box>
        </draw:frame>
        <draw:frame presentation:style-name="pr10" draw:text-style-name="P7" draw:layer="layout" svg:width="35.086cm" svg:height="2.018cm" svg:x="1.696cm" svg:y="1.765cm" presentation:class="outline" presentation:user-transformed="true">
          <draw:text-box>
            <text:list text:style-name="L1">
              <text:list-item>
                <text:p>Haskel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Bullets">
        <office:forms form:automatic-focus="false" form:apply-design-mode="false"/>
        <draw:frame presentation:style-name="pr11" draw:text-style-name="P6" draw:layer="layout" svg:width="35.28cm" svg:height="14.117cm" svg:x="1.696cm" svg:y="4.537cm" presentation:class="outline" presentation:user-transformed="true">
          <draw:text-box>
            <text:list text:style-name="L1">
              <text:list-item>
                <text:p>Implementation of complete extended syntax of Haskell in K</text:p>
              </text:list-item>
              <text:list-item>
                <text:p><text:span text:style-name="T4">The syntax of a programming language details exactly what is and what is not a valid expression in the language. </text:span></text:p>
              </text:list-item>
            </text:list>
          </draw:text-box>
        </draw:frame>
        <draw:frame presentation:style-name="pr12" draw:text-style-name="P7" draw:layer="layout" svg:width="35.086cm" svg:height="2.018cm" svg:x="1.696cm" svg:y="1.765cm" presentation:class="outline" presentation:user-transformed="true">
          <draw:text-box>
            <text:list text:style-name="L1">
              <text:list-item>
                <text:p>Syntax</text:p>
              </text:list-item>
            </text:list>
          </draw:text-box>
        </draw:frame>
        <draw:frame draw:style-name="gr2" draw:text-style-name="P11" draw:layer="layout" svg:width="23.208cm" svg:height="1.304cm" svg:x="3.97cm" svg:y="11.396cm">
          <draw:image xlink:href="Pictures/100000000000029200000025C73E900EAFA02CA5.png" xlink:type="simple" xlink:show="embed" xlink:actuate="onLoad">
            <text:p/>
          </draw:image>
        </draw:frame>
        <draw:frame draw:style-name="gr3" draw:text-style-name="P12" draw:layer="layout" svg:width="32.766cm" svg:height="2.032cm" draw:transform="rotate (-0.0216420827247304) translate (2.024cm 14.123cm)">
          <draw:text-box>
            <text:p><text:s text:c="4"/>syntax TopDecl ::= "type" SimpleType "=" Type [klabel('type)]</text:p>
            <text:p><text:s text:c="32"/>| "data" OptContext SimpleType OptConstrs OptDeriving <text:s/>[klabel('data)]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Bullets">
        <office:forms form:automatic-focus="false" form:apply-design-mode="false"/>
        <draw:frame presentation:style-name="pr13" draw:text-style-name="P6" draw:layer="layout" svg:width="35.28cm" svg:height="14.117cm" svg:x="1.696cm" svg:y="4.537cm" presentation:class="outline" presentation:user-transformed="true">
          <draw:text-box>
            <text:list text:style-name="L1">
              <text:list-item>
                <text:p>From testing the standard Haskell Compiler GHC</text:p>
              </text:list-item>
              <text:list-item>
                <text:p>Ensure sanity of syntactically correct programs</text:p>
              </text:list-item>
            </text:list>
          </draw:text-box>
        </draw:frame>
        <draw:frame presentation:style-name="pr14" draw:text-style-name="P7" draw:layer="layout" svg:width="35.086cm" svg:height="2.018cm" svg:x="1.696cm" svg:y="1.765cm" presentation:class="outline" presentation:user-transformed="true">
          <draw:text-box>
            <text:list text:style-name="L1">
              <text:list-item>
                <text:p>Context Sensitive Checks</text:p>
              </text:list-item>
            </text:list>
          </draw:text-box>
        </draw:frame>
        <draw:frame draw:style-name="gr4" draw:text-style-name="P13" draw:layer="layout" svg:width="11.43cm" svg:height="2.54cm" svg:x="1.696cm" svg:y="11.176cm">
          <draw:text-box>
            <text:p><text:span text:style-name="T5">data Date = Date Int</text:span></text:p>
            <text:p><text:span text:style-name="T5">;type Date = Datetwo </text:span><text:span text:style-name="T5">Int</text:span></text:p>
          </draw:text-box>
        </draw:frame>
        <draw:frame draw:style-name="gr5" draw:text-style-name="P14" draw:layer="layout" svg:width="13.462cm" svg:height="3.302cm" svg:x="24.892cm" svg:y="16.002cm">
          <draw:text-box>
            <text:p><text:span text:style-name="T5">data Date = Date Int</text:span></text:p>
            <text:p><text:span text:style-name="T5">;type Datetwo = </text:span><text:span text:style-name="T5">Datetwo Int</text:span></text:p>
          </draw:text-box>
        </draw:frame>
        <draw:frame draw:style-name="gr6" draw:text-style-name="P15" draw:layer="layout" svg:width="10.922cm" svg:height="3.065cm" svg:x="14.224cm" svg:y="12.683cm">
          <draw:text-box>
            <text:p><text:span text:style-name="T6">data Date = Date Int</text:span></text:p>
            <text:p><text:span text:style-name="T6">;type Datetwo = Date Int</text:span></text:p>
          </draw:text-box>
        </draw:frame>
        <draw:frame draw:style-name="gr7" draw:text-style-name="P16" draw:layer="layout" svg:width="10.668cm" svg:height="1.508cm" svg:x="5.334cm" svg:y="9.418cm">
          <draw:text-box>
            <text:p><text:span text:style-name="T7">BAD</text:span></text:p>
          </draw:text-box>
        </draw:frame>
        <draw:frame draw:style-name="gr7" draw:text-style-name="P16" draw:layer="layout" svg:width="10.668cm" svg:height="1.508cm" svg:x="18.034cm" svg:y="11.199cm">
          <draw:text-box>
            <text:p><text:span text:style-name="T7">BAD</text:span></text:p>
          </draw:text-box>
        </draw:frame>
        <draw:frame draw:style-name="gr7" draw:text-style-name="P16" draw:layer="layout" svg:width="10.668cm" svg:height="1.508cm" svg:x="27.94cm" svg:y="13.99cm">
          <draw:text-box>
            <text:p><text:span text:style-name="T7">GOO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Bullets">
        <office:forms form:automatic-focus="false" form:apply-design-mode="false"/>
        <draw:frame presentation:style-name="pr15" draw:text-style-name="P6" draw:layer="layout" svg:width="35.28cm" svg:height="14.117cm" svg:x="1.696cm" svg:y="4.537cm" presentation:class="outline" presentation:user-transformed="true">
          <draw:text-box>
            <text:list text:style-name="L1">
              <text:list-item>
                <text:p>Collected user defined data types</text:p>
              </text:list-item>
              <text:list-item>
                <text:p>Placed into proper type structures</text:p>
              </text:list-item>
              <text:list-item>
                <text:p>Inference algorithm similar to CS 421</text:p>
              </text:list-item>
              <text:list-item>
                <text:p>Mutual Recursion</text:p>
                <text:list>
                  <text:list-item>
                    <text:p>Mutually recursive functions are allowed in Haskell</text:p>
                  </text:list-item>
                </text:list>
              </text:list-item>
            </text:list>
          </draw:text-box>
        </draw:frame>
        <draw:frame presentation:style-name="pr16" draw:text-style-name="P7" draw:layer="layout" svg:width="35.086cm" svg:height="2.018cm" svg:x="1.696cm" svg:y="1.765cm" presentation:class="outline" presentation:user-transformed="true">
          <draw:text-box>
            <text:list text:style-name="L1">
              <text:list-item>
                <text:p>Inference</text:p>
              </text:list-item>
            </text:list>
          </draw:text-box>
        </draw:frame>
        <draw:frame draw:style-name="gr8" draw:text-style-name="P17" draw:layer="layout" svg:width="7.874cm" svg:height="4.318cm" svg:x="26.924cm" svg:y="8.382cm">
          <draw:text-box>
            <text:p><text:span text:style-name="T8">f x = y x</text:span></text:p>
            <text:p><text:span text:style-name="T8">;y x = f x</text:span></text:p>
          </draw:text-box>
        </draw:frame>
        <draw:frame draw:style-name="gr9" draw:text-style-name="P18" draw:layer="layout" svg:width="5.334cm" svg:height="1.982cm" svg:x="27.94cm" svg:y="5.892cm">
          <draw:text-box>
            <text:p><text:span text:style-name="T9">OKA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Bullets">
        <office:forms form:automatic-focus="false" form:apply-design-mode="false"/>
        <draw:frame presentation:style-name="pr17" draw:text-style-name="P6" draw:layer="layout" svg:width="35.28cm" svg:height="14.117cm" svg:x="1.696cm" svg:y="4.537cm" presentation:class="outline" presentation:user-transformed="true">
          <draw:text-box>
            <text:list text:style-name="L1">
              <text:list-item>
                <text:p>This project can be continued on to give a complete semantics of Haskell in K</text:p>
              </text:list-item>
            </text:list>
          </draw:text-box>
        </draw:frame>
        <draw:frame presentation:style-name="pr18" draw:text-style-name="P7" draw:layer="layout" svg:width="35.086cm" svg:height="2.018cm" svg:x="1.696cm" svg:y="1.765cm" presentation:class="outline" presentation:user-transformed="true">
          <draw:text-box>
            <text:list text:style-name="L1"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1" svg:font-family="Arial" style:font-family-generic="modern" style:font-pitch="fixed"/>
    <style:font-face style:name="Calibri2" svg:font-family="Calibri" style:font-pitch="variable"/>
    <style:font-face style:name="Lohit Devanagari" svg:font-family="'Lohit Devanagari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letter-kerning="true" style:font-name-asian="Calibri2" style:font-family-asian="Calibri" style:font-pitch-asian="variable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Calibri2" style:font-family-asian="Calibri" style:font-pitch-asian="variable" style:font-size-asian="11pt" style:language-asian="ar" style:country-asian="SA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Lohit Devanagari" style:font-family-asian="'Lohit Devanagari'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fo:color="#00000a" style:font-name="Calibri" fo:font-family="Calibri" style:font-family-generic="roman" style:font-pitch="variable" fo:font-size="12pt" fo:language="en" fo:country="US" fo:font-style="italic" style:font-name-asian="Lohit Devanagari" style:font-family-asian="'Lohit Devanagari'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Lohit Devanagari" style:font-family-asian="'Lohit Devanagari'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fo:language="en" fo:country="US" style:font-name-asian="Calibri2" style:font-family-asian="Calibri" style:font-pitch-asian="variable" style:font-size-asian="11pt" style:language-asian="ar" style:country-asian="SA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ver_20_Slide_20_w_2f__20_Text-background" style:display-name="Cover Slide w/ Text-background" style:family="presentation">
      <style:graphic-properties draw:stroke="none" draw:fill="solid" draw:fill-color="#ffffff"/>
      <style:text-properties style:letter-kerning="true"/>
    </style:style>
    <style:style style:name="Cover_20_Slide_20_w_2f__20_Text-backgroundobjects" style:display-name="Cover Slide w/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Slide_20_w_2f__20_Text-notes" style:display-name="Cover Slide w/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Slide_20_w_2f__20_Text-outline1" style:display-name="Cover Slide w/ Text-outline1" style:family="presentation">
      <style:graphic-properties draw:stroke="none" draw:fill="none" draw:auto-grow-height="false" draw:fit-to-size="shrink-to-fit" style:shrink-to-fit="true">
        <text:list-style style:name="Cover_20_Slide_20_w_2f__20_Text-outline1" style:display-name="Cover Slide w/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6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6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Slide_20_w_2f__20_Text-outline2" style:display-name="Cover Slide w/ Text-outline2" style:family="presentation" style:parent-style-name="Cover_20_Slide_20_w_2f_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 fo:hyphenate="false"/>
    </style:style>
    <style:style style:name="Cover_20_Slide_20_w_2f__20_Text-outline3" style:display-name="Cover Slide w/ Text-outline3" style:family="presentation" style:parent-style-name="Cover_20_Slide_20_w_2f_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Cover_20_Slide_20_w_2f__20_Text-outline4" style:display-name="Cover Slide w/ Text-outline4" style:family="presentation" style:parent-style-name="Cover_20_Slide_20_w_2f_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Cover_20_Slide_20_w_2f__20_Text-outline5" style:display-name="Cover Slide w/ Text-outline5" style:family="presentation" style:parent-style-name="Cover_20_Slide_20_w_2f__20_Text-outline4">
      <style:paragraph-properties fo:margin-top="0.1cm" fo:margin-bottom="0cm"/>
      <style:text-properties fo:font-size="20pt" style:font-size-asian="20pt" style:font-size-complex="20pt"/>
    </style:style>
    <style:style style:name="Cover_20_Slide_20_w_2f__20_Text-outline6" style:display-name="Cover Slide w/ Text-outline6" style:family="presentation" style:parent-style-name="Cover_20_Slide_20_w_2f__20_Text-outline5">
      <style:paragraph-properties fo:margin-top="0.1cm" fo:margin-bottom="0cm"/>
      <style:text-properties fo:font-size="20pt" style:font-size-asian="20pt" style:font-size-complex="20pt"/>
    </style:style>
    <style:style style:name="Cover_20_Slide_20_w_2f__20_Text-outline7" style:display-name="Cover Slide w/ Text-outline7" style:family="presentation" style:parent-style-name="Cover_20_Slide_20_w_2f__20_Text-outline6">
      <style:paragraph-properties fo:margin-top="0.1cm" fo:margin-bottom="0cm"/>
      <style:text-properties fo:font-size="20pt" style:font-size-asian="20pt" style:font-size-complex="20pt"/>
    </style:style>
    <style:style style:name="Cover_20_Slide_20_w_2f__20_Text-outline8" style:display-name="Cover Slide w/ Text-outline8" style:family="presentation" style:parent-style-name="Cover_20_Slide_20_w_2f__20_Text-outline7">
      <style:paragraph-properties fo:margin-top="0.1cm" fo:margin-bottom="0cm"/>
      <style:text-properties fo:font-size="20pt" style:font-size-asian="20pt" style:font-size-complex="20pt"/>
    </style:style>
    <style:style style:name="Cover_20_Slide_20_w_2f__20_Text-outline9" style:display-name="Cover Slide w/ Text-outline9" style:family="presentation" style:parent-style-name="Cover_20_Slide_20_w_2f__20_Text-outline8">
      <style:paragraph-properties fo:margin-top="0.1cm" fo:margin-bottom="0cm"/>
      <style:text-properties fo:font-size="20pt" style:font-size-asian="20pt" style:font-size-complex="20pt"/>
    </style:style>
    <style:style style:name="Cover_20_Slide_20_w_2f__20_Text-subtitle" style:display-name="Cover Slide w/ Text-subtitle" style:family="presentation">
      <style:graphic-properties draw:stroke="none" draw:fill="none" draw:textarea-vertical-align="middle">
        <text:list-style style:name="Cover_20_Slide_20_w_2f__20_Text-subtitle" style:display-name="Cover Slide w/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Slide_20_w_2f__20_Text-title" style:display-name="Cover Slide w/ Text-title" style:family="presentation">
      <style:graphic-properties draw:stroke="none" draw:fill="none" draw:textarea-vertical-align="middle">
        <text:list-style style:name="Cover_20_Slide_20_w_2f__20_Text-title" style:display-name="Cover Slide w/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Bullets-background" style:display-name="Title and Bullets-background" style:family="presentation">
      <style:graphic-properties draw:stroke="none" draw:fill="solid" draw:fill-color="#ffffff"/>
      <style:text-properties style:letter-kerning="true"/>
    </style:style>
    <style:style style:name="Title_20_and_20_Bullets-backgroundobjects" style:display-name="Title and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ullets-notes" style:display-name="Title and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ullets-outline1" style:display-name="Title and Bullets-outline1" style:family="presentation">
      <style:graphic-properties draw:stroke="none" draw:fill="none" draw:auto-grow-height="false" draw:fit-to-size="shrink-to-fit" style:shrink-to-fit="true">
        <text:list-style style:name="Title_20_and_20_Bullets-outline1" style:display-name="Title and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6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6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Bullets-outline2" style:display-name="Title and Bullets-outline2" style:family="presentation" style:parent-style-name="Title_20_and_20_Bullet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 fo:hyphenate="false"/>
    </style:style>
    <style:style style:name="Title_20_and_20_Bullets-outline3" style:display-name="Title and Bullets-outline3" style:family="presentation" style:parent-style-name="Title_20_and_20_Bullet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and_20_Bullets-outline4" style:display-name="Title and Bullets-outline4" style:family="presentation" style:parent-style-name="Title_20_and_20_Bullet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le_20_and_20_Bullets-outline5" style:display-name="Title and Bullets-outline5" style:family="presentation" style:parent-style-name="Title_20_and_20_Bullets-outline4">
      <style:paragraph-properties fo:margin-top="0.1cm" fo:margin-bottom="0cm"/>
      <style:text-properties fo:font-size="20pt" style:font-size-asian="20pt" style:font-size-complex="20pt"/>
    </style:style>
    <style:style style:name="Title_20_and_20_Bullets-outline6" style:display-name="Title and Bullets-outline6" style:family="presentation" style:parent-style-name="Title_20_and_20_Bullets-outline5">
      <style:paragraph-properties fo:margin-top="0.1cm" fo:margin-bottom="0cm"/>
      <style:text-properties fo:font-size="20pt" style:font-size-asian="20pt" style:font-size-complex="20pt"/>
    </style:style>
    <style:style style:name="Title_20_and_20_Bullets-outline7" style:display-name="Title and Bullets-outline7" style:family="presentation" style:parent-style-name="Title_20_and_20_Bullets-outline6">
      <style:paragraph-properties fo:margin-top="0.1cm" fo:margin-bottom="0cm"/>
      <style:text-properties fo:font-size="20pt" style:font-size-asian="20pt" style:font-size-complex="20pt"/>
    </style:style>
    <style:style style:name="Title_20_and_20_Bullets-outline8" style:display-name="Title and Bullets-outline8" style:family="presentation" style:parent-style-name="Title_20_and_20_Bullets-outline7">
      <style:paragraph-properties fo:margin-top="0.1cm" fo:margin-bottom="0cm"/>
      <style:text-properties fo:font-size="20pt" style:font-size-asian="20pt" style:font-size-complex="20pt"/>
    </style:style>
    <style:style style:name="Title_20_and_20_Bullets-outline9" style:display-name="Title and Bullets-outline9" style:family="presentation" style:parent-style-name="Title_20_and_20_Bullets-outline8">
      <style:paragraph-properties fo:margin-top="0.1cm" fo:margin-bottom="0cm"/>
      <style:text-properties fo:font-size="20pt" style:font-size-asian="20pt" style:font-size-complex="20pt"/>
    </style:style>
    <style:style style:name="Title_20_and_20_Bullets-subtitle" style:display-name="Title and Bullets-subtitle" style:family="presentation">
      <style:graphic-properties draw:stroke="none" draw:fill="none" draw:textarea-vertical-align="middle">
        <text:list-style style:name="Title_20_and_20_Bullets-subtitle" style:display-name="Title and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ullets-title" style:display-name="Title and Bullets-title" style:family="presentation">
      <style:graphic-properties draw:stroke="none" draw:fill="none" draw:textarea-vertical-align="middle">
        <text:list-style style:name="Title_20_and_20_Bullets-title" style:display-name="Title and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8.382cm" fo:page-height="21.5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09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fill="solid" draw:fill-color="#e84a2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167cm, 0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3.186cm, 2.088cm, 0cm)" draw:image-opacity="100%" style:mirror="none"/>
    </style:style>
    <style:style style:name="Mpr1" style:family="presentation" style:parent-style-name="Cover_20_Slide_20_w_2f__20_Text-outline1">
      <style:graphic-properties draw:stroke="none" svg:stroke-width="0cm" draw:fill="none" draw:textarea-vertical-align="top" draw:auto-grow-height="false" draw:fit-to-size="false" style:shrink-to-fit="false" fo:min-height="12.522cm" fo:padding-top="0.125cm" fo:padding-bottom="0.125cm" fo:padding-left="0.25cm" fo:padding-right="0.25cm" fo:wrap-option="wrap"/>
    </style:style>
    <style:style style:name="Mpr2" style:family="presentation" style:parent-style-name="Cover_20_Slide_20_w_2f__20_Text-backgroundobjects">
      <style:graphic-properties draw:stroke="none" draw:fill="none" draw:fill-color="#ffffff" draw:auto-grow-height="false" fo:min-height="1.397cm"/>
    </style:style>
    <style:style style:name="Mpr3" style:family="presentation" style:parent-style-name="Cover_20_Slide_20_w_2f__20_Tex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Bullets-outline1">
      <style:graphic-properties draw:stroke="none" svg:stroke-width="0cm" draw:fill="none" draw:textarea-vertical-align="top" draw:auto-grow-height="false" draw:fit-to-size="false" style:shrink-to-fit="false" fo:min-height="12.522cm" fo:padding-top="0.125cm" fo:padding-bottom="0.125cm" fo:padding-left="0.25cm" fo:padding-right="0.25cm" fo:wrap-option="wrap"/>
    </style:style>
    <style:style style:name="Mpr5" style:family="presentation" style:parent-style-name="Title_20_and_20_Bullets-backgroundobjects">
      <style:graphic-properties draw:stroke="none" svg:stroke-width="0cm" draw:fill="none" draw:fill-color="#ffffff" draw:textarea-vertical-align="middle" draw:auto-grow-height="false" draw:fit-to-size="false" style:shrink-to-fit="false" fo:min-height="12.522cm" fo:padding-top="0.127cm" fo:padding-bottom="0.127cm" fo:padding-left="0.254cm" fo:padding-right="0.254cm" fo:wrap-option="wrap"/>
    </style:style>
    <style:style style:name="Mpr6" style:family="presentation" style:parent-style-name="Title_20_and_20_Bullets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_20_and_20_Bullet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e84a26"/>
      <style:paragraph-properties fo:text-align="start" style:font-independent-line-spacing="true"/>
      <style:text-properties fo:font-size="20pt"/>
    </style:style>
    <style:style style:name="MP7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9" style:family="paragraph">
      <style:paragraph-properties fo:margin-left="0cm" fo:margin-right="0cm" fo:margin-top="0.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7pt"/>
    </style:style>
    <style:style style:name="MP11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3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21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9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3294b" style:text-line-through-style="none" style:text-line-through-type="none" style:text-position="0% 100%" style:font-name="Arial Narrow" fo:font-size="48pt" fo:letter-spacing="normal" fo:font-style="normal" style:text-underline-style="none" fo:font-weight="bold" style:font-size-asian="48pt" style:font-style-asian="normal" style:font-weight-asian="bold" style:font-name-complex="Arial Narrow" style:font-size-complex="48pt" style:font-style-complex="normal" style:font-weight-complex="bold"/>
    </style:style>
    <style:style style:name="MT3" style:family="text">
      <style:text-properties fo:font-variant="normal" fo:text-transform="none" fo:color="#e84a27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1" style:font-size-asian="17pt" style:font-style-asian="normal" style:font-weight-asian="normal" style:font-name-complex="Arial" style:font-size-complex="17pt" style:font-style-complex="normal" style:font-weight-complex="normal"/>
    </style:style>
    <style:style style:name="MT4" style:family="text">
      <style:text-properties fo:font-variant="normal" fo:text-transform="none" fo:color="#e84a27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5" style:family="text">
      <style:text-properties fo:font-variant="normal" fo:text-transform="none" fo:color="#13294b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" style:font-size-complex="36pt" style:font-style-complex="normal" style:font-weight-complex="normal"/>
    </style:style>
    <style:style style:name="MT6" style:family="text">
      <style:text-properties fo:font-variant="normal" fo:text-transform="none" fo:color="#13294b" style:text-line-through-style="none" style:text-line-through-type="none" style:text-position="0% 100%" style:font-name="Arial" fo:font-size="31pt" fo:letter-spacing="normal" fo:font-style="normal" style:text-underline-style="none" fo:font-weight="normal" style:font-name-asian="Arial1" style:font-size-asian="31pt" style:font-style-asian="normal" style:font-weight-asian="normal" style:font-name-complex="Arial" style:font-size-complex="31pt" style:font-style-complex="normal" style:font-weight-complex="normal"/>
    </style:style>
    <style:style style:name="MT7" style:family="text">
      <style:text-properties fo:font-variant="normal" fo:text-transform="none" fo:color="#13294b" style:text-line-through-style="none" style:text-line-through-type="none" style:text-position="0% 100%" style:font-name="Arial" fo:font-size="27pt" fo:letter-spacing="normal" fo:font-style="normal" style:text-underline-style="none" fo:font-weight="normal" style:font-name-asian="Arial1" style:font-size-asian="27pt" style:font-style-asian="normal" style:font-weight-asian="normal" style:font-name-complex="Arial" style:font-size-complex="27pt" style:font-style-complex="normal" style:font-weight-complex="normal"/>
    </style:style>
    <style:style style:name="MT8" style:family="text">
      <style:text-properties fo:font-variant="normal" fo:text-transform="none" fo:color="#13294b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Arial" style:font-size-complex="22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ver_20_Slide_20_w_2f__20_Text" style:display-name="Cover Slide w/ Text" style:page-layout-name="PM1" draw:style-name="Mdp1">
      <draw:g draw:name="Group 13">
        <draw:frame draw:name="Picture 14" draw:style-name="Mgr3" draw:text-style-name="MP5" draw:layer="layout" svg:width="9.599cm" svg:height="6.52cm" svg:x="-0.008cm" svg:y="7.492cm">
          <draw:image xlink:href="Pictures/100000000000025D0000019342A3DD9B28581FD3.jpg" xlink:type="simple" xlink:show="embed" xlink:actuate="onLoad">
            <text:p/>
          </draw:image>
        </draw:frame>
        <draw:frame draw:name="Picture 15" draw:style-name="Mgr4" draw:text-style-name="MP5" draw:layer="layout" svg:width="9.599cm" svg:height="6.532cm" svg:x="9.591cm" svg:y="7.486cm">
          <draw:image xlink:href="Pictures/100000000000025D00000193E386260F9447C5C6.jpg" xlink:type="simple" xlink:show="embed" xlink:actuate="onLoad">
            <text:p/>
          </draw:image>
        </draw:frame>
        <draw:frame draw:name="Picture 16" draw:style-name="Mgr4" draw:text-style-name="MP5" draw:layer="layout" svg:width="9.599cm" svg:height="6.532cm" svg:x="19.187cm" svg:y="7.486cm">
          <draw:image xlink:href="Pictures/100000000000025D0000019374E1372D2D1D9A94.jpg" xlink:type="simple" xlink:show="embed" xlink:actuate="onLoad">
            <text:p/>
          </draw:image>
        </draw:frame>
        <draw:frame draw:name="Picture 17" draw:style-name="Mgr4" draw:text-style-name="MP5" draw:layer="layout" svg:width="9.599cm" svg:height="6.525cm" svg:x="28.783cm" svg:y="7.494cm">
          <draw:image xlink:href="Pictures/100000000000025D000001937E1E350B1B70DA0F.jpg" xlink:type="simple" xlink:show="embed" xlink:actuate="onLoad">
            <text:p/>
          </draw:image>
        </draw:frame>
      </draw:g>
      <draw:frame draw:style-name="Mgr4" draw:text-style-name="MP5" draw:layer="backgroundobjects" svg:width="38.381cm" svg:height="7.426cm" svg:x="0cm" svg:y="14.198cm">
        <draw:image xlink:href="Pictures/1000000000000D01000002826BD11A0C4DE5BB51.jpg" xlink:type="simple" xlink:show="embed" xlink:actuate="onLoad">
          <text:p/>
        </draw:image>
      </draw:frame>
      <draw:custom-shape draw:style-name="Mgr5" draw:text-style-name="MP6" draw:layer="backgroundobjects" svg:width="38.345cm" svg:height="6.267cm" svg:x="0.036cm" svg:y="15.3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4" draw:text-style-name="MP5" draw:layer="backgroundobjects" svg:width="12.368cm" svg:height="4.154cm" svg:x="0.861cm" svg:y="17.15cm">
        <draw:image xlink:href="Pictures/10000201000007980000028DD3EFECD65D31A6C7.png" xlink:type="simple" xlink:show="embed" xlink:actuate="onLoad">
          <text:p/>
        </draw:image>
      </draw:frame>
      <draw:frame presentation:style-name="Mpr1" draw:text-style-name="MP8" draw:layer="backgroundobjects" svg:width="35.378cm" svg:height="2.063cm" svg:x="1.696cm" svg:y="1.72cm" presentation:class="outline" presentation:user-transformed="true">
        <draw:text-box>
          <text:list text:style-name="ML2">
            <text:list-item>
              <text:p text:style-name="MP7"><text:span text:style-name="MT2">ECE ILLINOIS 16:9 TEMPLATE</text:span></text:p>
            </text:list-item>
          </text:list>
        </draw:text-box>
      </draw:frame>
      <draw:frame presentation:style-name="Mpr1" draw:text-style-name="MP10" draw:layer="backgroundobjects" svg:width="35.378cm" svg:height="0.908cm" svg:x="1.696cm" svg:y="4.361cm" presentation:class="outline" presentation:user-transformed="true">
        <draw:text-box>
          <text:p text:style-name="MP9"><text:span text:style-name="MT3">Presenter Name</text:span></text:p>
        </draw:text-box>
      </draw:frame>
      <draw:frame presentation:style-name="Mpr1" draw:text-style-name="MP12" draw:layer="backgroundobjects" svg:width="35.378cm" svg:height="0.837cm" svg:x="1.696cm" svg:y="5.169cm" presentation:class="outline" presentation:user-transformed="true">
        <draw:text-box>
          <text:p text:style-name="MP11"><text:span text:style-name="MT4">Presenter Title</text:span></text:p>
        </draw:text-box>
      </draw:frame>
      <draw:frame presentation:style-name="Cover_20_Slide_20_w_2f__20_Text-title" draw:layer="backgroundobjects" svg:width="34.542cm" svg:height="3.604cm" svg:x="1.919cm" svg:y="0.861cm" presentation:class="title" presentation:placeholder="true">
        <draw:text-box/>
      </draw:frame>
      <draw:frame presentation:style-name="Cover_20_Slide_20_w_2f__20_Text-title" draw:layer="backgroundobjects" svg:width="34.542cm" svg:height="3.604cm" svg:x="1.919cm" svg:y="0.861cm" presentation:class="title" presentation:placeholder="true">
        <draw:text-box/>
      </draw:frame>
      <presentation:notes style:page-layout-name="PM0">
        <draw:page-thumbnail presentation:style-name="Cover_20_Slide_20_w_2f__20_Text-title" draw:layer="backgroundobjects" svg:width="13.968cm" svg:height="10.476cm" svg:x="3.81cm" svg:y="2.123cm" presentation:class="page"/>
        <draw:frame presentation:style-name="Cover_20_Slide_20_w_2f_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ullets" style:display-name="Title and Bullets" style:page-layout-name="PM1" draw:style-name="Mdp1">
      <draw:custom-shape draw:style-name="Mgr5" draw:text-style-name="MP6" draw:layer="backgroundobjects" svg:width="38.381cm" svg:height="1.665cm" svg:x="0cm" svg:y="19.9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6" draw:text-style-name="MP5" draw:layer="backgroundobjects" svg:width="38.381cm" svg:height="0.703cm" svg:x="0cm" svg:y="19.507cm">
        <draw:image xlink:href="Pictures/1000000000000D01000000F96FE9A94826354A40.jpg" xlink:type="simple" xlink:show="embed" xlink:actuate="onLoad">
          <text:p/>
        </draw:image>
      </draw:frame>
      <draw:frame draw:style-name="Mgr4" draw:text-style-name="MP5" draw:layer="backgroundobjects" svg:width="5.389cm" svg:height="0.546cm" svg:x="31.393cm" svg:y="20.426cm">
        <draw:image xlink:href="Pictures/10000201000001D30000002F68776F1A2D5E3AB9.png" xlink:type="simple" xlink:show="embed" xlink:actuate="onLoad">
          <text:p/>
        </draw:image>
      </draw:frame>
      <draw:frame draw:style-name="Mgr7" draw:text-style-name="MP5" draw:layer="backgroundobjects" svg:width="1.021cm" svg:height="1.178cm" svg:x="1.388cm" svg:y="20.11cm">
        <draw:image xlink:href="Pictures/10000201000006900000018415F9247EE6042053.png" xlink:type="simple" xlink:show="embed" xlink:actuate="onLoad">
          <text:p/>
        </draw:image>
      </draw:frame>
      <draw:frame presentation:style-name="Mpr4" draw:text-style-name="MP17" draw:layer="backgroundobjects" svg:width="35.28cm" svg:height="14.117cm" svg:x="1.696cm" svg:y="4.537cm" presentation:class="outline" presentation:user-transformed="true">
        <draw:text-box>
          <text:list text:style-name="ML2">
            <text:list-item>
              <text:p text:style-name="MP13"><text:span text:style-name="MT5">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8" draw:layer="backgroundobjects" svg:width="35.086cm" svg:height="2.018cm" svg:x="1.696cm" svg:y="1.765cm" presentation:class="outline" presentation:user-transformed="true">
        <draw:text-box>
          <text:p text:style-name="MP7"><text:span text:style-name="MT2">Title of slide</text:span></text:p>
        </draw:text-box>
      </draw:frame>
      <draw:frame presentation:style-name="Mpr5" draw:text-style-name="MP19" draw:layer="backgroundobjects" svg:width="1.482cm" svg:height="1.15cm" svg:x="2.304cm" svg:y="20.103cm" presentation:class="page-number" presentation:user-transformed="true">
        <draw:text-box>
          <text:p text:style-name="MP18"><text:span text:style-name="MT9"><text:page-number>&lt;number&gt;</text:page-number></text:span></text:p>
        </draw:text-box>
      </draw:frame>
      <draw:frame presentation:style-name="Title_20_and_20_Bullets-title" draw:layer="backgroundobjects" svg:width="34.542cm" svg:height="3.604cm" svg:x="1.919cm" svg:y="0.861cm" presentation:class="title" presentation:placeholder="true">
        <draw:text-box/>
      </draw:frame>
      <presentation:notes style:page-layout-name="PM0">
        <draw:page-thumbnail presentation:style-name="Title_20_and_20_Bullets-title" draw:layer="backgroundobjects" svg:width="18.624cm" svg:height="10.476cm" svg:x="1.482cm" svg:y="2.123cm" presentation:class="page"/>
        <draw:frame presentation:style-name="Title_20_and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28</meta:editing-cycles>
    <meta:print-date>2016-12-15T22:22:15</meta:print-date>
    <meta:creation-date>2018-12-03T20:01:08.863427478</meta:creation-date>
    <dc:date>2018-12-04T15:29:06.354640786</dc:date>
    <meta:editing-duration>PT2H21M57S</meta:editing-duration>
    <meta:generator>LibreOffice/5.3.6.1$Linux_X86_64 LibreOffice_project/30$Build-1</meta:generator>
    <meta:document-statistic meta:object-count="86"/>
    <meta:user-defined meta:name="AppVersion">16.0000</meta:user-defined>
    <meta:user-defined meta:name="Company">University of Illinoi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